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39f7f" officeooo:paragraph-rsid="00239f7f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paragraph-rsid="001d7c62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d4f31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25f1c5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2a59b5" officeooo:paragraph-rsid="002a59b5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241f0c" officeooo:paragraph-rsid="00239f7f" style:font-size-asian="12pt" style:font-weight-asian="normal" style:font-size-complex="12pt" style:font-weight-complex="normal"/>
    </style:style>
    <style:style style:name="P21" style:family="paragraph" style:parent-style-name="Table_20_Contents" style:list-style-name="L2">
      <style:text-properties style:font-name="Liberation Sans" fo:font-size="12pt" fo:font-weight="normal" officeooo:rsid="00241f0c" officeooo:paragraph-rsid="00239f7f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277e43" officeooo:paragraph-rsid="00277e43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5" style:family="paragraph" style:parent-style-name="Table_20_Contents" style:list-style-name="L1">
      <style:text-properties style:font-name="Liberation Sans" fo:font-size="12pt" fo:font-weight="normal" officeooo:rsid="0025f1c5" officeooo:paragraph-rsid="0025f1c5" style:font-size-asian="12pt" style:font-weight-asian="normal" style:font-name-complex="Ubuntu1" style:font-size-complex="12pt" style:font-weight-complex="normal"/>
    </style:style>
    <style:style style:name="P26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27bb18"/>
    </style:style>
    <style:style style:name="T5" style:family="text">
      <style:text-properties officeooo:rsid="001d7c62"/>
    </style:style>
    <style:style style:name="T6" style:family="text">
      <style:text-properties officeooo:rsid="00251a6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c8718" style:font-weight-asian="bold" style:font-weight-complex="bold"/>
    </style:style>
    <style:style style:name="T9" style:family="text">
      <style:text-properties fo:font-weight="bold" officeooo:rsid="002bbf2c" style:font-weight-asian="bold" style:font-weight-complex="bold"/>
    </style:style>
    <style:style style:name="T10" style:family="text">
      <style:text-properties fo:font-weight="bold" officeooo:rsid="0027bb18" style:font-weight-asian="bold" style:font-weight-complex="bold"/>
    </style:style>
    <style:style style:name="T11" style:family="text">
      <style:text-properties officeooo:rsid="0019ad9a"/>
    </style:style>
    <style:style style:name="T12" style:family="text">
      <style:text-properties officeooo:rsid="002a59b5"/>
    </style:style>
    <style:style style:name="T13" style:family="text">
      <style:text-properties officeooo:rsid="00239f7f"/>
    </style:style>
    <style:style style:name="T14" style:family="text">
      <style:text-properties officeooo:rsid="0025f1c5"/>
    </style:style>
    <style:style style:name="T15" style:family="text">
      <style:text-properties officeooo:rsid="0027bb18"/>
    </style:style>
    <style:style style:name="T16" style:family="text">
      <style:text-properties officeooo:rsid="002c8718"/>
    </style:style>
    <style:style style:name="T17" style:family="text">
      <style:text-properties officeooo:rsid="002bbf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35603214544">
          <table:table-cell table:style-name="Tabela1.A1" table:number-columns-spanned="2" office:value-type="string">
            <text:p text:style-name="P4"><text:span text:style-name="T2">Nome do caso de uso: </text:span><text:span text:style-name="T3">UC - </text:span><text:span text:style-name="T4">006</text:span></text:p>
          </table:table-cell>
          <table:covered-table-cell/>
        </table:table-row>
        <table:table-row table:style-name="TableLine93935603374560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3935603404064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3935603404704">
          <table:table-cell table:style-name="Tabela1.A8" office:value-type="string">
            <text:p text:style-name="P26">Descrição</text:p>
          </table:table-cell>
          <table:table-cell table:style-name="Tabela1.B8" office:value-type="string">
            <text:p text:style-name="P7"><text:span text:style-name="T5">Pesquisar </text:span><text:span text:style-name="T6">agenda</text:span></text:p>
          </table:table-cell>
        </table:table-row>
        <table:table-row table:style-name="TableLine93935603405344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list xml:id="list882550983" text:style-name="L1">
              <text:list-item>
                <text:p text:style-name="P25">Agendamento cadastrado</text:p>
                <text:p text:style-name="P1"/>
              </text:list-item>
            </text:list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0"/>
          </table:table-cell>
        </table:table-row>
        <table:table-row table:style-name="Tabela1.7">
          <table:table-cell table:style-name="Tabela1.A12" office:value-type="string">
            <text:p text:style-name="P11">Entradas</text:p>
          </table:table-cell>
          <table:table-cell table:style-name="Tabela1.B12" office:value-type="string">
            <text:p text:style-name="P12"/>
            <text:p text:style-name="P14"><text:span text:style-name="T16">DATA</text:span><text:span text:style-name="T11"> </text:span><text:span text:style-name="T12">-</text:span><text:span text:style-name="T11"> </text:span><text:span text:style-name="T13">Data</text:span></text:p>
            <text:p text:style-name="P15"><text:span text:style-name="T17">SELETOR</text:span><text:span text:style-name="T14"> </text:span><text:span text:style-name="T12">-</text:span><text:span text:style-name="T14"> Nome do </text:span><text:span text:style-name="T15">cliente</text:span></text:p>
            <text:p text:style-name="P16"><text:span text:style-name="T15">S</text:span>ELETOR - Status</text:p>
            <text:p text:style-name="P13"/>
          </table:table-cell>
        </table:table-row>
        <table:table-row table:style-name="TableLine93935603408608">
          <table:table-cell table:style-name="Tabela1.A8" office:value-type="string">
            <text:p text:style-name="P17">Prioridade</text:p>
          </table:table-cell>
          <table:table-cell table:style-name="Tabela1.B8" office:value-type="string">
            <text:p text:style-name="P18">Excencial</text:p>
          </table:table-cell>
        </table:table-row>
        <table:table-row table:style-name="TableLine93935603409296">
          <table:table-cell table:style-name="Tabela1.A9" table:number-columns-spanned="2" office:value-type="string">
            <text:p text:style-name="P27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9">Fluxo principal</text:p>
          </table:table-cell>
          <table:table-cell table:style-name="Tabela1.B12" office:value-type="string">
            <text:p text:style-name="P20"/>
            <text:list xml:id="list4196581517" text:style-name="L2">
              <text:list-item>
                <text:p text:style-name="P21">Preencher os dados</text:p>
              </text:list-item>
              <text:list-item>
                <text:p text:style-name="P21">Clicar no botão pesquisar</text:p>
              </text:list-item>
            </text:list>
            <text:p text:style-name="P22"/>
          </table:table-cell>
        </table:table-row>
        <table:table-row table:style-name="Tabela1.11">
          <table:table-cell table:style-name="Tabela1.A12" office:value-type="string">
            <text:p text:style-name="P19">Fluxo secundário</text:p>
          </table:table-cell>
          <table:table-cell table:style-name="Tabela1.B12" office:value-type="string">
            <text:p text:style-name="P22"/>
          </table:table-cell>
        </table:table-row>
        <table:table-row table:style-name="Tabela1.11">
          <table:table-cell table:style-name="Tabela1.A12" office:value-type="string">
            <text:p text:style-name="P23">Regras</text:p>
          </table:table-cell>
          <table:table-cell table:style-name="Tabela1.B12" office:value-type="string">
            <text:p text:style-name="P3"/>
          </table:table-cell>
        </table:table-row>
        <table:table-row table:style-name="TableLine93935603412944">
          <table:table-cell table:style-name="Tabela1.A13" office:value-type="string">
            <text:p text:style-name="P19">Versão</text:p>
          </table:table-cell>
          <table:table-cell table:style-name="Tabela1.B13" office:value-type="string">
            <text:p text:style-name="P24"><text:span text:style-name="T5">1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7M56S</meta:editing-duration>
    <meta:editing-cycles>37</meta:editing-cycles>
    <meta:generator>LibreOffice/6.4.7.2$Linux_X86_64 LibreOffice_project/40$Build-2</meta:generator>
    <dc:date>2022-09-08T10:58:34.962165715</dc:date>
    <meta:document-statistic meta:table-count="1" meta:image-count="0" meta:object-count="0" meta:page-count="1" meta:paragraph-count="23" meta:word-count="54" meta:character-count="332" meta:non-whitespace-character-count="304"/>
  </office:meta>
</office:document-meta>
</file>